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color="#c9211e" loext:opacity="100%" fo:font-size="16pt" fo:font-weight="bold" style:font-size-asian="16pt" style:font-weight-asian="bold" style:font-size-complex="16pt" style:font-weight-complex="bold"/>
    </style:style>
    <style:style style:name="P3" style:family="paragraph" style:parent-style-name="Standard">
      <style:text-properties fo:color="#c9211e" loext:opacity="100%" fo:font-size="16pt" style:font-size-asian="16pt" style:font-size-complex="16pt"/>
    </style:style>
    <style:style style:name="P4" style:family="paragraph" style:parent-style-name="Standard">
      <style:text-properties fo:color="#000000" loext:opacity="100%" fo:font-size="16pt" officeooo:rsid="0008977c" officeooo:paragraph-rsid="0008977c" style:font-size-asian="16pt" style:font-size-complex="16pt"/>
    </style:style>
    <style:style style:name="T1" style:family="text">
      <style:text-properties fo:color="#c9211e" loext:opacity="100%"/>
    </style:style>
    <style:style style:name="T2" style:family="text">
      <style:text-properties fo:color="#ff0000" loext:opacity="100%"/>
    </style:style>
    <style:style style:name="T3" style:family="text">
      <style:text-properties officeooo:rsid="000a30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Explain <text:s/>in your works the impact of the</text:span> internet?</text:p>
      <text:p text:style-name="Standard">The impact of the internet on society, culture, and various aspects of human life has been profound and wide-ranging. Here are some key areas where the internet has had a significant impact:</text:p>
      <text:p text:style-name="Standard"/>
      <text:p text:style-name="Standard"><text:span text:style-name="T1">Communication:</text:span> The internet has revolutionized communication by making it faster, easier, and more accessible. Email, instant messaging, social media platforms, and video conferencing have transformed how people interact and connect with each other globally.</text:p>
      <text:p text:style-name="Standard"/>
      <text:p text:style-name="Standard"><text:span text:style-name="T1">Information Access: </text:span>The internet has democratized access to information. People can now access vast amounts of information on virtually any topic with just a few clicks. This has empowered individuals to educate themselves, stay informed, and pursue their interests more easily.</text:p>
      <text:p text:style-name="Standard"/>
      <text:p text:style-name="Standard"><text:span text:style-name="T1">Commerce and Business:</text:span> E-commerce has transformed the way businesses operate and consumers shop. Online shopping has become increasingly popular, leading to the rise of companies like Amazon and Alibaba. Businesses also use the internet for marketing, customer service, and collaboration.</text:p>
      <text:p text:style-name="Standard"/>
      <text:p text:style-name="Standard"><text:span text:style-name="T1">Education: </text:span>The internet has had a significant impact on education, providing access to online courses, educational resources, and digital libraries. It has also enabled distance learning and remote education, making learning more flexible and accessible.</text:p>
      <text:p text:style-name="Standard"/>
      <text:p text:style-name="Standard"><text:span text:style-name="T1">Social Interaction:</text:span> Social media platforms have changed how people socialize and share information. They have become important tools for staying connected with friends and family, as well as for networking and building communities around shared interests.</text:p>
      <text:p text:style-name="Standard"/>
      <text:p text:style-name="Standard"><text:span text:style-name="T1">Entertainment: </text:span>The internet has revolutionized the entertainment industry, providing access to a wide range of content such as streaming movies, music, videos, and games. Platforms like YouTube, Netflix, Spotify, and Twitch have become immensely popular.</text:p>
      <text:p text:style-name="Standard"/>
      <text:p text:style-name="Standard"><text:span text:style-name="T1">Work and Productivity:</text:span> The internet has facilitated remote work and collaboration, allowing people to work from anywhere with an internet connection. Cloud-based tools and platforms have made it easier for teams to collaborate and communicate effectively.</text:p>
      <text:p text:style-name="Standard"/>
      <text:p text:style-name="Standard"><text:span text:style-name="T1">Political and Social Activism:</text:span> The internet has played a significant role in political and social activism, enabling people to organize, mobilize, and raise awareness about various issues. Social media has been used as a tool for political campaigning, protest movements, and advocacy efforts.</text:p>
      <text:p text:style-name="Standard"/>
      <text:p text:style-name="Standard">Overall, the internet has had a transformative impact on society, shaping how we communicate, work, learn, entertain ourselves, and engage with the world around us. However, it has also raised concerns about privacy, security, misinformation, and digital divide, which are important challenges that need to be addressed.</text:p>
      <text:p text:style-name="Standard"/>
      <text:p text:style-name="Standard">******************************************************************************************************</text:p>
      <text:p text:style-name="P3">how has that simplifed your life?</text:p>
      <text:p text:style-name="P4">Since I was a student at the university to now, the technology has changed a lot, because I my time of student I visited the library but now all the data is in internet.</text:p>
      <text:p text:style-name="Standard"><text:soft-page-break/></text:p>
      <text:p text:style-name="Standard"/>
      <text:p text:style-name="Standard">*************************************************************</text:p>
      <text:p text:style-name="P2">how do you think it will be within the next 10 years?</text:p>
      <text:p text:style-name="Standard"/>
      <text:p text:style-name="Standard">Predicting the exact trajectory of technological advancements and societal changes over the next 10 years is inherently uncertain. However, based on current trends and emerging technologies, we can anticipate several potential developments:</text:p>
      <text:p text:style-name="Standard"/>
      <text:p text:style-name="Standard"><text:span text:style-name="T2">Increased Connectivity: </text:span>The proliferation of 5G and eventually 6G networks will lead to even faster and more reliable internet connectivity. This will enable new applications and services that rely on high-bandwidth and low-latency connections, such as augmented reality (AR), virtual reality (VR), and Internet of Things (IoT) devices.</text:p>
      <text:p text:style-name="Standard"/>
      <text:p text:style-name="Standard"><text:span text:style-name="T2">Artificial Intelligence (AI) Integration: </text:span>AI will become more deeply integrated into various aspects of daily life, from personalized recommendations and virtual assistants to autonomous vehicles and smart home systems. AI-powered tools and algorithms will enhance productivity, convenience, and decision-making across industries.</text:p>
      <text:p text:style-name="Standard"/>
      <text:p text:style-name="Standard"><text:span text:style-name="T2">Augmented Reality (AR) and Virtual Reality (VR): </text:span>AR and VR technologies will become more mainstream, offering immersive experiences for gaming, entertainment, education, training, and remote collaboration. As these technologies mature and become more affordable, they will revolutionize how people interact with digital content and each other.</text:p>
      <text:p text:style-name="Standard"/>
      <text:p text:style-name="Standard"><text:span text:style-name="T2">Blockchain and Cryptocurrencies: </text:span>Blockchain technology and cryptocurrencies will continue to disrupt traditional financial systems, supply chains, and other industries. We may see greater adoption of decentralized finance (DeFi) platforms, digital currencies issued by central banks (CBDCs), and blockchain-based solutions for identity management, voting, and intellectual property.</text:p>
      <text:p text:style-name="Standard"/>
      <text:p text:style-name="Standard"><text:span text:style-name="T2">Advancements in Healthcare: </text:span>Technological innovations such as telemedicine, wearable health devices, and personalized medicine will improve access to healthcare and enable more proactive and personalized approaches to wellness and disease management. AI will play a significant role in medical diagnosis, treatment planning, and drug discovery.</text:p>
      <text:p text:style-name="Standard"/>
      <text:p text:style-name="Standard"><text:span text:style-name="T2">Sustainable Technologies: </text:span>There will be a growing focus on sustainable technologies and practices to address environmental challenges such as climate change and resource depletion. Innovations in renewable energy, energy storage, electric vehicles, and circular economy solutions will drive the transition to a more sustainable future.</text:p>
      <text:p text:style-name="Standard"/>
      <text:p text:style-name="Standard"><text:span text:style-name="T2">Privacy and Security Concerns:</text:span> As technology becomes more integrated into daily life, concerns about data privacy, cybersecurity, and algorithmic bias will intensify. There will be increasing pressure on governments, businesses, and technology providers to implement robust privacy protections, transparency measures, and ethical guidelines.</text:p>
      <text:p text:style-name="Standard"/>
      <text:p text:style-name="Standard"><text:span text:style-name="T2">Workforce Automation and Reskilling: </text:span>Automation and AI will continue to reshape the workforce, leading to the displacement of certain jobs while creating new opportunities in emerging fields. There will be a growing emphasis on reskilling and lifelong learning to adapt to changing job requirements and stay competitive in the labor market.</text:p>
      <text:p text:style-name="Standard"><text:soft-page-break/></text:p>
      <text:p text:style-name="Standard">Overall, the next 10 years are likely to be characterized by rapid technological advancements, societal transformations, and ongoing debates about the ethical, social, and economic implications of emerging technologies. Flexibility, adaptability, and a willingness to embrace change will be essential for navigating this dynamic landscape.</text:p>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9:45:06.936683707</meta:creation-date>
    <dc:date>2024-03-11T22:15:54.879172246</dc:date>
    <meta:editing-duration>PT10M8S</meta:editing-duration>
    <meta:editing-cycles>2</meta:editing-cycles>
    <meta:generator>LibreOffice/7.3.7.2$Linux_X86_64 LibreOffice_project/30$Build-2</meta:generator>
    <meta:document-statistic meta:table-count="0" meta:image-count="0" meta:object-count="0" meta:page-count="3" meta:paragraph-count="26" meta:word-count="884" meta:character-count="6443" meta:non-whitespace-character-count="5584"/>
  </office:meta>
</office:document-meta>
</file>